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1.431cm" fo:min-width="3.8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9cm" fo:min-width="13.726cm"/>
      <style:paragraph-properties style:writing-mode="lr-tb"/>
    </style:style>
    <style:style style:name="gr8" style:family="graphic" style:parent-style-name="objectwithoutfill">
      <style:graphic-properties draw:marker-end="Puntas_20_de_20_flecha_20_1" draw:fill="none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3.03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9cm" fo:min-width="3.83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47cm" fo:min-width="8.89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9cm" fo:min-width="0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15pt" style:font-size-asian="15pt" style:font-size-complex="15pt"/>
    </style:style>
    <style:style style:name="P12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font-size="8pt"/>
    </style:style>
    <style:style style:name="P14" style:family="paragraph">
      <style:paragraph-properties fo:text-align="center"/>
      <style:text-properties fo:font-size="8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6pt" style:font-size-asian="11pt" style:font-size-complex="11pt"/>
    </style:style>
    <style:style style:name="T7" style:family="text">
      <style:text-properties fo:font-size="4.90000009536743pt" style:font-size-asian="4.90000009536743pt" style:font-size-complex="4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2" draw:layer="layout" svg:width="21.5cm" svg:height="0.962cm" svg:x="2.5cm" svg:y="0.5cm">
          <draw:text-box>
            <text:p text:style-name="P1"><text:span text:style-name="T1">Speed controllers RoadUser</text:span></text:p>
          </draw:text-box>
        </draw:frame>
        <draw:custom-shape draw:style-name="gr2" draw:text-style-name="P3" draw:layer="layout" svg:width="5.5cm" svg:height="1cm" svg:x="0.5cm" svg:y="2cm">
          <text:p text:style-name="P3">acceleratio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cm" svg:height="1cm" svg:x="0.5cm" svg:y="13.5cm">
          <text:p text:style-name="P3">BaseAcceleration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679cm" svg:height="0.962cm" svg:x="11cm" svg:y="11.5cm">
          <draw:text-box>
            <text:p text:style-name="P4"><text:span text:style-name="T1">Speed accessors</text:span></text:p>
          </draw:text-box>
        </draw:frame>
        <draw:custom-shape draw:style-name="gr2" draw:text-style-name="P3" draw:layer="layout" svg:width="5.5cm" svg:height="1cm" svg:x="0.5cm" svg:y="12.5cm">
          <text:p text:style-name="P3">ActualSpeed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6.563cm" svg:height="0.962cm" svg:x="6.2cm" svg:y="12.4cm">
          <draw:text-box>
            <text:p>Speed in this precise moment: equivalent to bezier.speed</text:p>
          </draw:text-box>
        </draw:frame>
        <draw:frame draw:style-name="gr3" draw:text-style-name="P6" draw:layer="layout" svg:width="14.828cm" svg:height="0.962cm" svg:x="6.2cm" svg:y="13.4cm">
          <draw:text-box>
            <text:p>Acceleration when no modifier is applied (equals 1)</text:p>
          </draw:text-box>
        </draw:frame>
        <draw:frame draw:style-name="gr3" draw:text-style-name="P6" draw:layer="layout" svg:width="21.779cm" svg:height="1.673cm" svg:x="6.4cm" svg:y="1.5cm">
          <draw:text-box>
            <text:p>Controlls the amount of iterations needed to reach a given speed, by default</text:p>
            <text:p>It is 10, less if augmented, more if reduced</text:p>
          </draw:text-box>
        </draw:frame>
        <draw:custom-shape draw:style-name="gr2" draw:text-style-name="P3" draw:layer="layout" svg:width="5.5cm" svg:height="1cm" svg:x="0.5cm" svg:y="4cm">
          <text:p text:style-name="P3">baseSpeed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0.678cm" svg:height="2.384cm" svg:x="6.3cm" svg:y="3.3cm">
          <draw:text-box>
            <text:p>Saves the speed to be able to recover it when GameSpeed changes</text:p>
            <text:p>Its only posible values must be equals normalSpeed, runningSpeed or 0</text:p>
            <text:p>But it could take an arbitrary value given by ChangeSpeed </text:p>
          </draw:text-box>
        </draw:frame>
        <draw:custom-shape draw:style-name="gr2" draw:text-style-name="P3" draw:layer="layout" svg:width="5.5cm" svg:height="1cm" svg:x="0.5cm" svg:y="5.6cm">
          <text:p text:style-name="P3">normalSpee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cm" svg:height="1cm" svg:x="0.5cm" svg:y="7cm">
          <text:p text:style-name="P3">runningSpeed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6.174cm" svg:height="0.962cm" svg:x="6.334cm" svg:y="5.6cm">
          <draw:text-box>
            <text:p>Speed taken when have to move with normal conditions</text:p>
          </draw:text-box>
        </draw:frame>
        <draw:frame draw:style-name="gr3" draw:text-style-name="P6" draw:layer="layout" svg:width="19.514cm" svg:height="0.962cm" svg:x="6.326cm" svg:y="7.038cm">
          <draw:text-box>
            <text:p>Speed taken when traffic light in yellow or red in center of crossroad</text:p>
          </draw:text-box>
        </draw:frame>
        <draw:custom-shape draw:style-name="gr2" draw:text-style-name="P3" draw:layer="layout" svg:width="5.5cm" svg:height="1cm" svg:x="0.5cm" svg:y="8.5cm">
          <text:p text:style-name="P3">initialSpeed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2.1cm" svg:height="0.962cm" svg:x="6.2cm" svg:y="8.538cm">
          <draw:text-box>
            <text:p>Speed registered in moment of de/accelerating. It is used only for information</text:p>
          </draw:text-box>
        </draw:frame>
        <draw:custom-shape draw:style-name="gr2" draw:text-style-name="P3" draw:layer="layout" svg:width="5.5cm" svg:height="1cm" svg:x="0.5cm" svg:y="9.5cm">
          <text:p text:style-name="P3">accelerationStep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cm" svg:height="1cm" svg:x="0.5cm" svg:y="10.5cm">
          <text:p text:style-name="P3"><text:span text:style-name="T2">counterAccelIterations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8.367cm" svg:height="0.962cm" svg:x="6.2cm" svg:y="9.5cm">
          <draw:text-box>
            <text:p text:style-name="P7"><text:span text:style-name="T3">t in Lerp. Calculated suming 0,1 times GameSpeed </text:span>every frame</text:p>
          </draw:text-box>
        </draw:frame>
        <draw:frame draw:style-name="gr3" draw:text-style-name="P6" draw:layer="layout" svg:width="22.1cm" svg:height="0.962cm" svg:x="6.2cm" svg:y="8.538cm">
          <draw:text-box>
            <text:p>Speed registered in moment of de/accelerating. It is used only for information</text:p>
          </draw:text-box>
        </draw:frame>
        <draw:frame draw:style-name="gr3" draw:text-style-name="P6" draw:layer="layout" svg:width="18.9cm" svg:height="0.962cm" svg:x="6.2cm" svg:y="10.5cm">
          <draw:text-box>
            <text:p>Frames taken to reach given speed. It is used only for information</text:p>
          </draw:text-box>
        </draw:frame>
        <draw:custom-shape draw:style-name="gr2" draw:text-style-name="P3" draw:layer="layout" svg:width="5.5cm" svg:height="1cm" svg:x="0.5cm" svg:y="14.45cm">
          <text:p text:style-name="P3">TargetSpeed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7.932cm" svg:height="0.962cm" svg:x="6.2cm" svg:y="14.462cm">
          <draw:text-box>
            <text:p>BaseSpeed * GameSpeed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3" draw:text-style-name="P6" draw:layer="layout" svg:width="5.502cm" svg:height="0.962cm" svg:x="10cm" svg:y="0.5cm">
          <draw:text-box>
            <text:p>How speed works</text:p>
          </draw:text-box>
        </draw:frame>
        <draw:custom-shape draw:style-name="gr5" draw:text-style-name="P9" draw:layer="layout" svg:width="4.337cm" svg:height="1.681cm" svg:x="1.46cm" svg:y="1.92cm">
          <text:p text:style-name="P3"><text:span text:style-name="T4">LoopStar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0" draw:layer="layout" svg:width="5.573cm" svg:height="2.411cm" svg:x="6.007cm" svg:y="1.5cm">
          <draw:text-box>
            <text:p><text:span text:style-name="T5">BaseSpeed = 1</text:span></text:p>
            <text:p><text:span text:style-name="T5">Bezier.speed = 1</text:span></text:p>
            <text:p><text:span text:style-name="T5">Wait vehicle to sit</text:span></text:p>
            <text:p><text:span text:style-name="T5">BaseSpeed = 0</text:span></text:p>
            <text:p><text:span text:style-name="T5">Bezier.speed = 0</text:span></text:p>
          </draw:text-box>
        </draw:frame>
        <draw:frame draw:style-name="gr7" draw:text-style-name="P11" draw:layer="layout" svg:width="13.964cm" svg:height="0.839cm" svg:x="11.098cm" svg:y="2.34cm">
          <draw:text-box>
            <text:p><text:span text:style-name="T4">This is made to relocate vehicle to the init position</text:span></text:p>
          </draw:text-box>
        </draw:frame>
        <draw:custom-shape draw:style-name="gr5" draw:text-style-name="P9" draw:layer="layout" svg:width="4.337cm" svg:height="1.681cm" svg:x="1.46cm" svg:y="4.861cm">
          <text:p text:style-name="P3"><text:span text:style-name="T4">Up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2" draw:layer="layout" svg:x1="3.87cm" svg:y1="3.6cm" svg:x2="3.87cm" svg:y2="4.86cm">
          <text:p text:style-name="P3"><text:span text:style-name="T4"/></text:p>
        </draw:line>
        <draw:frame draw:style-name="gr9" draw:text-style-name="P10" draw:layer="layout" svg:width="3.471cm" svg:height="0.683cm" svg:x="0.399cm" svg:y="3.862cm">
          <draw:text-box>
            <text:p><text:span text:style-name="T5">Wait timeOffset</text:span></text:p>
          </draw:text-box>
        </draw:frame>
        <draw:line draw:style-name="gr8" draw:text-style-name="P12" draw:layer="layout" svg:x1="5.797cm" svg:y1="5.701cm" svg:x2="7.725cm" svg:y2="4.861cm">
          <text:p text:style-name="P3"><text:span text:style-name="T4"/></text:p>
        </draw:line>
        <draw:custom-shape draw:style-name="gr10" draw:text-style-name="P14" draw:layer="layout" svg:width="4.337cm" svg:height="0.84cm" svg:x="7.725cm" svg:y="4.441cm">
          <text:p text:style-name="P13"><text:span text:style-name="T6">ChangeSpeed(normalSpe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1" draw:layer="layout" svg:width="9.223cm" svg:height="3.397cm" svg:x="12.062cm" svg:y="3.51cm">
          <draw:text-box>
            <text:p><text:span text:style-name="T4">baseSpeed = normalSpeed</text:span></text:p>
            <text:p><text:span text:style-name="T4">accelerating = true</text:span></text:p>
            <text:p><text:span text:style-name="T4">initialspeed = bezier.speed(0)</text:span></text:p>
            <text:p><text:span text:style-name="T4">AccelStep = 0</text:span></text:p>
            <text:p><text:span text:style-name="T4">Acceleration = baseAcceleration</text:span></text:p>
            <text:p><text:span text:style-name="T7">countIteration = 0</text:span></text:p>
          </draw:text-box>
        </draw:frame>
        <draw:custom-shape draw:style-name="gr10" draw:text-style-name="P14" draw:layer="layout" svg:width="4.337cm" svg:height="0.84cm" svg:x="7.725cm" svg:y="7.801cm">
          <text:p text:style-name="P13"><text:span text:style-name="T6">Acceler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2" draw:layer="layout" svg:x1="5.797cm" svg:y1="5.701cm" svg:x2="7.725cm" svg:y2="8.222cm">
          <text:p text:style-name="P3"><text:span text:style-name="T4"/></text:p>
        </draw:line>
        <draw:frame draw:style-name="gr12" draw:text-style-name="P11" draw:layer="layout" svg:width="14.938cm" svg:height="2.65cm" svg:x="12.062cm" svg:y="7.181cm">
          <draw:text-box>
            <text:p><text:span text:style-name="T2">Check acceleration reached its target</text:span></text:p>
            <text:p><text:span text:style-name="T7">CounterInteration++</text:span></text:p>
            <text:p><text:span text:style-name="T2">AccelStep += 0,1</text:span></text:p>
            <text:p><text:span text:style-name="T2">Bezier.speed = Lerp(intialSpeed, TargetSpeed, accelStep) GameSpeed</text:span></text:p>
          </draw:text-box>
        </draw:frame>
        <draw:custom-shape draw:style-name="gr13" draw:text-style-name="P3" draw:layer="layout" svg:width="4.5cm" svg:height="2cm" svg:x="1.5cm" svg:y="10.5cm">
          <text:p text:style-name="P3"><text:span text:style-name="T5">GameSpeedChanged</text:span></text:p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16.5cm" svg:height="2.384cm" svg:x="6.5cm" svg:y="10.5cm">
          <draw:text-box>
            <text:p>If Paused → bezier.speed = 0</text:p>
            <text:p>Else if not accelerating → bezier.speed * <text:s/>GameSpeed</text:p>
          </draw:text-box>
        </draw:frame>
        <draw:custom-shape draw:style-name="gr13" draw:text-style-name="P3" draw:layer="layout" svg:width="4.5cm" svg:height="2cm" svg:x="1.5cm" svg:y="13cm">
          <text:p text:style-name="P3"><text:span text:style-name="T5">ChangeSpeed(value)</text:span></text:p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9.223cm" svg:height="3.397cm" svg:x="6cm" svg:y="12.353cm">
          <draw:text-box>
            <text:p><text:span text:style-name="T4">baseSpeed = value</text:span></text:p>
            <text:p><text:span text:style-name="T4">accelerating = true</text:span></text:p>
            <text:p><text:span text:style-name="T4">initialspeed = bezier.speed</text:span></text:p>
            <text:p><text:span text:style-name="T4">AccelStep = 0</text:span></text:p>
            <text:p><text:span text:style-name="T4">Acceleration = baseAcceleration</text:span></text:p>
            <text:p><text:span text:style-name="T7">countIteration = 0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2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3T11:32:59.462000000</meta:creation-date>
    <dc:date>2022-11-23T23:27:23.394000000</dc:date>
    <meta:editing-duration>PT11H54M19S</meta:editing-duration>
    <meta:editing-cycles>10</meta:editing-cycles>
    <meta:generator>LibreOffice/7.4.2.3$Windows_X86_64 LibreOffice_project/382eef1f22670f7f4118c8c2dd222ec7ad009daf</meta:generator>
    <meta:document-statistic meta:object-count="65"/>
  </office:meta>
</office:document-meta>
</file>